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4.154cm"/>
    </style:style>
    <style:style style:name="co3" style:family="table-column">
      <style:table-column-properties fo:break-before="auto" style:column-width="3.381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2.951cm"/>
    </style:style>
    <style:style style:name="co6" style:family="table-column">
      <style:table-column-properties fo:break-before="auto" style:column-width="3.239cm"/>
    </style:style>
    <style:style style:name="co7" style:family="table-column">
      <style:table-column-properties fo:break-before="auto" style:column-width="4.0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Comuna</text:p>
          </table:table-cell>
          <table:table-cell office:value-type="string" calcext:value-type="string">
            <text:p>Coalición</text:p>
          </table:table-cell>
          <table:table-cell office:value-type="string" calcext:value-type="string">
            <text:p>Primarias</text:p>
          </table:table-cell>
          <table:table-cell office:value-type="string" calcext:value-type="string">
            <text:p>alcaldes</text:p>
          </table:table-cell>
          <table:table-cell office:value-type="string" calcext:value-type="string">
            <text:p>Gobernador</text:p>
          </table:table-cell>
          <table:table-cell office:value-type="string" calcext:value-type="string">
            <text:p>Constituyentes</text:p>
          </table:table-cell>
        </table:table-row>
        <table:table-row table:style-name="ro1">
          <table:table-cell office:value-type="string" calcext:value-type="string">
            <text:p>Arica y parinacota</text:p>
          </table:table-cell>
          <table:table-cell office:value-type="string" calcext:value-type="string">
            <text:p>Arica</text:p>
          </table:table-cell>
          <table:table-cell office:value-type="string" calcext:value-type="string">
            <text:p>Apruebo Dignidad</text:p>
          </table:table-cell>
          <table:table-cell office:value-type="float" office:value="14911" calcext:value-type="float">
            <text:p>14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ca y parinacota</text:p>
          </table:table-cell>
          <table:table-cell office:value-type="string" calcext:value-type="string">
            <text:p>Arica</text:p>
          </table:table-cell>
          <table:table-cell office:value-type="string" calcext:value-type="string">
            <text:p>Chile Vamos</text:p>
          </table:table-cell>
          <table:table-cell office:value-type="float" office:value="11342" calcext:value-type="float">
            <text:p>11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ca y parinacot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Apruebo Dignidad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ca y parinacota</text:p>
          </table:table-cell>
          <table:table-cell office:value-type="string" calcext:value-type="string">
            <text:p>Camarones</text:p>
          </table:table-cell>
          <table:table-cell office:value-type="string" calcext:value-type="string">
            <text:p>Chile Vamos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ca y parinacota</text:p>
          </table:table-cell>
          <table:table-cell office:value-type="string" calcext:value-type="string">
            <text:p>General Lagos</text:p>
          </table:table-cell>
          <table:table-cell office:value-type="string" calcext:value-type="string">
            <text:p>Apruebo Dignidad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ca y parinacota</text:p>
          </table:table-cell>
          <table:table-cell office:value-type="string" calcext:value-type="string">
            <text:p>General Lagos</text:p>
          </table:table-cell>
          <table:table-cell office:value-type="string" calcext:value-type="string">
            <text:p>Chile Vamo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ca y parinacota</text:p>
          </table:table-cell>
          <table:table-cell office:value-type="string" calcext:value-type="string">
            <text:p>Putre</text:p>
          </table:table-cell>
          <table:table-cell office:value-type="string" calcext:value-type="string">
            <text:p>Apruebo Dignidad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ca y parinacota</text:p>
          </table:table-cell>
          <table:table-cell office:value-type="string" calcext:value-type="string">
            <text:p>Putre</text:p>
          </table:table-cell>
          <table:table-cell office:value-type="string" calcext:value-type="string">
            <text:p>Chile Vamos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Alto Hospicio</text:p>
          </table:table-cell>
          <table:table-cell office:value-type="string" calcext:value-type="string">
            <text:p>Apruebo Dignidad</text:p>
          </table:table-cell>
          <table:table-cell office:value-type="float" office:value="3717" calcext:value-type="float">
            <text:p>3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Alto Hospicio</text:p>
          </table:table-cell>
          <table:table-cell office:value-type="string" calcext:value-type="string">
            <text:p>Chile Vamos</text:p>
          </table:table-cell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Camiña</text:p>
          </table:table-cell>
          <table:table-cell office:value-type="string" calcext:value-type="string">
            <text:p>Apruebo Dignidad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Camiña</text:p>
          </table:table-cell>
          <table:table-cell office:value-type="string" calcext:value-type="string">
            <text:p>Chile Vamos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Colchane</text:p>
          </table:table-cell>
          <table:table-cell office:value-type="string" calcext:value-type="string">
            <text:p>Apruebo Dignidad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Colchane</text:p>
          </table:table-cell>
          <table:table-cell office:value-type="string" calcext:value-type="string">
            <text:p>Chile Vamo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Huara</text:p>
          </table:table-cell>
          <table:table-cell office:value-type="string" calcext:value-type="string">
            <text:p>Apruebo Dignidad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Huara</text:p>
          </table:table-cell>
          <table:table-cell office:value-type="string" calcext:value-type="string">
            <text:p>Chile Vamos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Apruebo Dignidad</text:p>
          </table:table-cell>
          <table:table-cell office:value-type="float" office:value="16389" calcext:value-type="float">
            <text:p>16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Iquique</text:p>
          </table:table-cell>
          <table:table-cell office:value-type="string" calcext:value-type="string">
            <text:p>Chile Vamos</text:p>
          </table:table-cell>
          <table:table-cell office:value-type="float" office:value="12259" calcext:value-type="float">
            <text:p>12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Apruebo Dignidad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Chile Vamos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Pozo Almonte</text:p>
          </table:table-cell>
          <table:table-cell office:value-type="string" calcext:value-type="string">
            <text:p>Apruebo Dignidad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apacá</text:p>
          </table:table-cell>
          <table:table-cell office:value-type="string" calcext:value-type="string">
            <text:p>Pozo Almonte</text:p>
          </table:table-cell>
          <table:table-cell office:value-type="string" calcext:value-type="string">
            <text:p>Chile Vamos</text:p>
          </table:table-cell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tofagasta</text:p>
          </table:table-cell>
          <table:table-cell office:value-type="string" calcext:value-type="string">
            <text:p>Apruebo Dignidad</text:p>
          </table:table-cell>
          <table:table-cell office:value-type="float" office:value="25665" calcext:value-type="float">
            <text:p>25665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tofagasta</text:p>
          </table:table-cell>
          <table:table-cell office:value-type="string" calcext:value-type="string">
            <text:p>Chile Vamos</text:p>
          </table:table-cell>
          <table:table-cell office:value-type="float" office:value="15816" calcext:value-type="float">
            <text:p>15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Calam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Calam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María Ele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Maria Elen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Mejillon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Mejillone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Ollag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Ollag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San Pedro de Atacam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San Pedro de Atacam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Sierra Gord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Sierra Gord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Talta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Talta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Tocopill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ofagasta</text:p>
          </table:table-cell>
          <table:table-cell office:value-type="string" calcext:value-type="string">
            <text:p>Tocopill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Alto del Carm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Alto del Carme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Calder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Calder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Chañara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Chañara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Copiap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Copiap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Diego de Almagr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Diego de Almagr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Freiri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Freirin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Huas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Huasc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Tierra Amarill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Tierra Amarill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Vallenar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acama</text:p>
          </table:table-cell>
          <table:table-cell office:value-type="string" calcext:value-type="string">
            <text:p>Vallenar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Andacoll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Andacoll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Canel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Canel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Combarbal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Combarbal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oquimb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oquimb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Illape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Illape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La Higuer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La Higuer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La Sere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La Seren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Los Vilo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Los Vilo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Monte Patri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Monte Patri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Ovall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Ovall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Paiguan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Paiguan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Punitaqui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Punitaqui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Río Hurta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Río Hurtad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Vicuñ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quimbo</text:p>
          </table:table-cell>
          <table:table-cell office:value-type="string" calcext:value-type="string">
            <text:p>Vicuñ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Algarrob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Algarrob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bil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bild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ler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ler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lle Larg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lle Larg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temu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atemu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onco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conco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El quis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El quisc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El tab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El tab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Hijuela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Hijuela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Isla de pascu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Isla de pascu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Juan Fernandez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Juan Fernandez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a Cruz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a Cruz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a ligu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a ligu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imach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imach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lay-Llay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lay-Llay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Olm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Olm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anque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anqueh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apu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apud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etorc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etorc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uchuncaví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uchuncaví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utaen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Putaend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Quillot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Quilp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Quilp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Rinconad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Rinconad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 Esteba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 Esteba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Santo Doming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Valparaís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Valparaís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Villa Alema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Villa Aleman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Viña del Mar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Viña del Mar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Zapallar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Zapallar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Al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alh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Bui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Bui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alera de Tang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alera de Tang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erro Navi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erro Navi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olin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onchalí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onchalí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uracaví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Curacaví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El Bosq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El Bosq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El Mont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El Mont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Estación Centra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Estación Centra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Huechurab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Huechurab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Independenci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Isla de Maip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Isla de Maip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Cister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Cistern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Florid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Florid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Granj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Granj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Pinta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Pintan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Rei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 Rein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mp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mp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s Cond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as Conde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o Barneche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o Barneche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o Espej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o Espej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o Pra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Lo Prad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Macu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Macu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Maipu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Maipu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María Pint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María Pint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Melipill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Melipill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Ñuño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Ñuño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adre Hurta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adre Hurtad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ain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ain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edro Aguirre Cerd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edro Aguirre Cerd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eñaflor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eñaflor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eñalol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eñalole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irq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irq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rovidenci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rovidenci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udahue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udahue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uente Alt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Puente Alt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Quilicur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Quilicur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Quinta Norma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Quinta de Tilcoc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Recolet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Recolet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Renc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Renc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Bernar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Bernard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Joaquí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Joaquí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José de Maip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José de Maip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pedr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Ramo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 Ramo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Talagant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Tilti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Tilti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Vitacur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opolitana</text:p>
          </table:table-cell>
          <table:table-cell office:value-type="string" calcext:value-type="string">
            <text:p>Vitacur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hepic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hepic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himbarong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himbarong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odegu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odegu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oin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oinc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oltau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Coltauc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Doñi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Doñih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La Estrell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La Estrell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Las Cabra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Las Cabra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Lituech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Lituech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Lolo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Lolo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Machalí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Machalí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Mallo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Mallo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Marchig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Marchig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Mostaza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Mostazal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Nancagu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Nancagu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Navidad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Olivar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Olivar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almill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almill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aredon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aredone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eralill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eralill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eum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eum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ichidegu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ichidegu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ichilemu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ichilemu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lacill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lacill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umanq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pumanqu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Quinta de Tilco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Quinta de Tilcoc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Rancagu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Rancagu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Reng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reng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Requino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Requinoa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San Vicent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higgins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auquen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auquene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han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hanc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olbu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olbu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onstitució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onstitució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urept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urept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uri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Curic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Empedra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Empedrado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Hualañ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hualañe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Licant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Licanten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Longaví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Longaví</text:p>
          </table:table-cell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aul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Parra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Pelar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Pellu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Penca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Rau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Retir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Rio Clar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Romera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Sagrada Famili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San Clement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Talc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Ten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Vichuqu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Villa Alegr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 office:value-type="string" calcext:value-type="string">
            <text:p>Yerbas Buena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Buln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Chilla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Chillan Viej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Cobquecur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Coelemu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Coihuev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El Carm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Nin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Ñiqu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Pemu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Portezuel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Quillo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Quiri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Ranqui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San Fabia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San Nicolá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Trehua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 office:value-type="string" calcext:value-type="string">
            <text:p>Yungay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Ñuble</text:p>
          </table:table-cell>
          <table:table-cell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Alto Biobi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Antu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Arau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Cabrer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Cañet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Chiguayant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Concepció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Contulm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Corone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Curanila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Hualp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Hualqui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Laj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Lebu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Los Álamo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Los Ángel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Lot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Mulch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Nacimient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Negret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Pen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Quila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Quille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San pedro de La Paz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San Rosend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Santa Jua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Talcahuan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Tiru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Tucape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íobío</text:p>
          </table:table-cell>
          <table:table-cell office:value-type="string" calcext:value-type="string">
            <text:p>Yumbe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Ango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Cara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Cholcho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Collipulli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Cun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Curacautí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Curarre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Ercill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Freir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Galvarin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Gorbe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Lautar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Loncoch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Lonquimay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Los Sauc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Luma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Melipeu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Nueva Imperia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Padre Las Casa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Perquen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Pitrufqu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Puco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Pur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Renai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Saavedr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Temu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Teodoro Schmidt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Tolt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Traigu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Vilcu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ucanía</text:p>
          </table:table-cell>
          <table:table-cell office:value-type="string" calcext:value-type="string">
            <text:p>Villarric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Corra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Futron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La Unió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Lago Ran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Lan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Los Lago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Mafi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Mariqui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Pailla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Panguipulli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Rio Buen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Ríos</text:p>
          </table:table-cell>
          <table:table-cell office:value-type="string" calcext:value-type="string">
            <text:p>Valdivi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Ancud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Calbu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Chait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Chonchi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Cocham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Curaco de Velez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Dalca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Fresi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Frutillar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Futaleufu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Hualai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Llanqui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Los Muermo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Maulli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Osorn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Palen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Puerto Montt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Puerto Octay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Puerto Vara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Puqueldo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Purranq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Puyeh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Queil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Quello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Quemchi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Quincha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Rio Negr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San Juan de la Cost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s Lagos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Aysen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Chile Chic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Cisn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Coyhaiqu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Guaiteca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Lago Verd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Ohiggin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Rio Ibañez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sén</text:p>
          </table:table-cell>
          <table:table-cell office:value-type="string" calcext:value-type="string">
            <text:p>Torte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Antartic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Cabo de Horno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Laguna Blanc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Natale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Primavera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Punta Arenas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Rio Verd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San Gregorio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Timaukel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Torres del Paine</text:p>
          </table:table-cell>
          <table:table-cell office:value-type="string" calcext:value-type="string">
            <text:p>Apruebo Dignida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le Vamo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9:30:49.620015690</meta:creation-date>
    <dc:date>2021-07-19T13:38:39.774057387</dc:date>
    <meta:editing-duration>PT9M56S</meta:editing-duration>
    <meta:editing-cycles>2</meta:editing-cycles>
    <meta:generator>LibreOffice/7.0.4.2$Linux_X86_64 LibreOffice_project/00$Build-2</meta:generator>
    <meta:document-statistic meta:table-count="1" meta:cell-count="1811" meta:object-count="0"/>
  </office:meta>
</office:document-meta>
</file>